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0fa" officeooo:paragraph-rsid="00026b44"/>
    </style:style>
    <style:style style:name="P2" style:family="paragraph" style:parent-style-name="Text_20_body">
      <style:text-properties officeooo:rsid="001a90fa" officeooo:paragraph-rsid="00026b44"/>
    </style:style>
    <style:style style:name="P3" style:family="paragraph" style:parent-style-name="Heading_20_1">
      <style:text-properties officeooo:paragraph-rsid="00026b44"/>
    </style:style>
    <style:style style:name="P4" style:family="paragraph" style:parent-style-name="Title">
      <style:text-properties officeooo:rsid="00026b44" officeooo:paragraph-rsid="00026b44"/>
    </style:style>
    <style:style style:name="T1" style:family="text">
      <style:text-properties officeooo:rsid="00026b44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bIntentionGraph</text:p>
      <text:h text:style-name="P3" text:outline-level="1"><text:span text:style-name="T1">Installing LibIntentionGraph</text:span></text:h>
      <text:p text:style-name="P1"><text:span text:style-name="T2">Prerequisites</text:span>:</text:p>
      <text:p text:style-name="P1">- Eigen (<text:a xlink:type="simple" xlink:href="http://eigen.tuxfamily.org/index.php?title=Main_Page">http://eigen.tuxfamily.org/index.php?title=Main_Page</text:a>)</text:p>
      <text:p text:style-name="P1">- <text:span text:style-name="T1">LibPomdp</text:span></text:p>
      <text:p text:style-name="P1">- <text:span text:style-name="T1">Dlib (http://dlib.net/)</text:span></text:p>
      <text:p text:style-name="P1"/>
      <text:p text:style-name="P1"/>
      <text:p text:style-name="P1">Lib<text:span text:style-name="T1">IntentionGraph </text:span>is shared as a NetBeans project. You can either compile it in Netbeans, by adding the eigen, <text:span text:style-name="T1">pomdp, and dlib</text:span> director<text:span text:style-name="T1">ies</text:span> in the c++ includes and compiling with c++11 support, or write your own MakeFil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3:19:02.984885627</meta:creation-date>
    <dc:date>2016-11-07T13:21:31.016205845</dc:date>
    <meta:editing-duration>P0D</meta:editing-duration>
    <meta:editing-cycles>1</meta:editing-cycles>
    <meta:document-statistic meta:table-count="0" meta:image-count="0" meta:object-count="0" meta:page-count="1" meta:paragraph-count="7" meta:word-count="48" meta:character-count="376" meta:non-whitespace-character-count="335"/>
    <meta:generator>LibreOffice/4.2.8.2$Linux_X86_64 LibreOffice_project/420m0$Build-2</meta:generator>
  </office:meta>
</office:document-meta>
</file>